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>
      <style:text-properties fo:color="#3333ff"/>
    </style:style>
    <style:style style:name="P28" style:family="paragraph" style:parent-style-name="Text_20_body">
      <style:text-properties fo:color="#3333ff" officeooo:rsid="001adeba" officeooo:paragraph-rsid="001adeba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officeooo:rsid="001c9f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7<text:span text:style-name="T32">9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28">Mike Oldfield - Nighshade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1" text:outline-level="2"/>
      <text:h text:style-name="Heading_20_2" text:outline-level="2">Идеи</text:h>
      <text:list xml:id="list3680515019159783524" text:style-name="L1">
        <text:list-item>
          <text:p text:style-name="P22">Книги:</text:p>
        </text:list-item>
      </text:list>
      <text:list xml:id="list6084508338266005537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4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4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2188334656676692230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0T18:55:47.796601135</dc:date>
    <meta:editing-duration>P10DT13H56M56S</meta:editing-duration>
    <meta:editing-cycles>369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34" meta:character-count="8399" meta:non-whitespace-character-count="7244"/>
  </office:meta>
</office:document-meta>
</file>